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8446c" officeooo:paragraph-rsid="0018446c"/>
    </style:style>
    <style:style style:name="P2" style:family="paragraph" style:parent-style-name="Heading_20_1">
      <style:text-properties officeooo:rsid="0018446c" officeooo:paragraph-rsid="0018446c"/>
    </style:style>
    <style:style style:name="P3" style:family="paragraph" style:parent-style-name="Heading_20_2">
      <style:text-properties officeooo:rsid="0018446c" officeooo:paragraph-rsid="001844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&amp;D Review</text:p>
      <text:h text:style-name="P2" text:outline-level="1">Summaries</text:h>
      <text:h text:style-name="P3" text:outline-level="2">Plat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1:13:42.923498330</meta:creation-date>
    <dc:date>2016-12-09T11:14:34.649489495</dc:date>
    <meta:editing-duration>PT56S</meta:editing-duration>
    <meta:editing-cycles>1</meta:editing-cycles>
    <meta:document-statistic meta:table-count="0" meta:image-count="0" meta:object-count="0" meta:page-count="1" meta:paragraph-count="3" meta:word-count="4" meta:character-count="24" meta:non-whitespace-character-count="23"/>
    <meta:generator>LibreOffice/5.1.4.2$Linux_X86_64 LibreOffice_project/10m0$Build-2</meta:generator>
  </office:meta>
</office:document-meta>
</file>